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93cm" fo:margin-left="-1.207cm" style:page-number="auto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8" style:family="paragraph" style:parent-style-name="Table_20_Contents"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3" style:family="paragraph" style:parent-style-name="Table_20_Contents">
      <style:text-properties fo:color="#000000" style:font-name="Times New Roman" fo:font-size="11pt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Times New Roman" fo:font-size="10pt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5"/>
            </table:table-cell>
            <table:covered-table-cell/>
            <table:covered-table-cell/>
            <table:table-cell table:style-name="Table1.A1" table:number-columns-spanned="3" office:value-type="string">
              <text:p text:style-name="P12"><text:placeholder text:placeholder-type="text">&lt;o.vvt_number and o.vvt_number or ''&gt;</text:placeholder> <text:s text:c="6"/>/ <text:s/><text:placeholder text:placeholder-type="text" text:description="get_date(o.date_invoice)">&lt;get_date(o.date_invoice)&gt;</text:placeholder></text:p>
              <text:p text:style-name="P12"/>
            </table:table-cell>
            <table:covered-table-cell/>
            <table:covered-table-cell/>
            <table:table-cell table:style-name="Table1.A1" office:value-type="string">
              <text:p text:style-name="P5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2"><text:placeholder text:placeholder-type="text">&lt;o.sale_id and o.sale_id.po_number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P8"/>
            <text:p text:style-name="P8"/>
            <text:p text:style-name="P8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8"/>
            <text:p text:style-name="P8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8"><text:span text:style-name="T1"><text:s text:c="5"/></text:span><text:span text:style-name="T1"><text:placeholder text:placeholder-type="text" text:description="o.partner_id.street">&lt;o.partner_id and o.partner_id.street or ''&gt;</text:placeholder></text:span></text:p>
            <text:p text:style-name="P8"><text:span text:style-name="T1"><text:s text:c="5"/></text:span><text:span text:style-name="T1"><text:placeholder text:placeholder-type="text" text:description="o.partner_id.street2">&lt;o.partner_id and o.partner_id.street2 or ''&gt;</text:placeholder></text:span></text:p>
            <text:p text:style-name="P8"><text:span text:style-name="T1"><text:s text:c="5"/></text:span><text:span text:style-name="T1"><text:placeholder text:placeholder-type="text" text:description="o.partner_id.street2">&lt;get_s3_city_zip(o.partner_id)&gt;</text:placeholder></text:span></text:p>
            <text:p text:style-name="P8"><text:span text:style-name="T1"><text:s text:c="5"/></text:span><text:span text:style-name="T1"><text:placeholder text:placeholder-type="text" text:description="o.partner_id.street3">&lt;get_state_country(o.partner_id)&gt;</text:placeholder></text:span></text:p>
            <text:p text:style-name="P13"><text:s text:c="5"/></text:p>
            <text:p text:style-name="P13"><text:s text:c="5"/></text:p>
            <text:p text:style-name="P13"><text:s text:c="6"/></text:p>
            <text:p text:style-name="P8"><text:span text:style-name="T1"><text:s text:c="5"/></text:span><text:span text:style-name="T1"><text:s text:c="2"/></text:span></text:p>
          </table:table-cell>
          <table:covered-table-cell/>
          <table:covered-table-cell/>
          <table:table-cell table:style-name="Table1.A1" table:number-columns-spanned="4" office:value-type="string">
            <text:p text:style-name="P12"/>
            <text:p text:style-name="P14"><text:placeholder text:placeholder-type="text" text:description="o.partner_id.name">&lt;(o.cons_loca and o.cons_loca.name or '').upper()&gt;</text:placeholder></text:p>
            <text:p text:style-name="P14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4"><text:placeholder text:placeholder-type="text" text:description="o.partner_id.street2">&lt;get_s3_city_zip(o.cons_loca)&gt;</text:placeholder></text:p>
            <text:p text:style-name="P14"><text:placeholder text:placeholder-type="text" text:description="o.partner_id.street3">&lt;get_state_country(o.cons_loca)&gt;</text:placeholder> <text:s/></text:p>
            <text:p text:style-name="P14"><text:s/>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table:number-columns-spanned="2" office:value-type="string">
            <text:p text:style-name="P12"/>
            <text:p text:style-name="P12"><text:placeholder text:placeholder-type="text">&lt;o.country_dest or ''&gt;</text:placeholder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11">TUTICORIN INDIA</text:p>
          </table:table-cell>
          <table:table-cell table:style-name="Table1.A1" table:number-rows-spanned="2" table:number-columns-spanned="4" office:value-type="string">
            <text:p text:style-name="P8"><text:s text:c="37"/><text:placeholder text:placeholder-type="text">&lt;o.sale_id.incoterms_id.code or ''&gt;</text:placeholder> <text:placeholder text:placeholder-type="text">&lt;o.tod_place or ''&gt;</text:placeholder> <text:placeholder text:placeholder-type="text">&lt;o.payment_term and o.payment_term.name or ''&gt;</text:placeholder></text:p>
            <text:p text:style-name="P8"><text:s text:c="2"/></text:p>
            <text:p text:style-name="P8"><text:s text:c="8"/><text:placeholder text:placeholder-type="text">&lt;o.lc_no or ''&gt;</text:placeholder> </text:p>
            <text:p text:style-name="P8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1"><text:placeholder text:placeholder-type="text">&lt;o.port_of_discharge_id or ''&gt;</text:placeholder></text:p>
          </table:table-cell>
          <table:covered-table-cell/>
          <table:table-cell table:style-name="Table1.A1" office:value-type="string">
            <text:p text:style-name="P11"><text:s/><text:placeholder text:placeholder-type="text">&lt;o.final_desti  or ''&gt;</text:placeholder></text:p>
            <text:p text:style-name="P1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office:value-type="string">
            <text:p text:style-name="P2"/>
            <text:p text:style-name="P2"/>
          </table:table-cell>
        </table:table-row>
        <table:table-row>
          <table:table-cell table:style-name="Table1.A1" table:number-columns-spanned="7" office:value-type="string">
            <text:p text:style-name="P11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6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6"><text:s/><text:span text:style-name="T2"><text:placeholder text:placeholder-type="text">&lt;(o.delivery_order_id and o.delivery_order_id.bag_detail or '').upper()&gt;</text:placeholder></text:span>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  <table:table-cell table:style-name="Table1.A1" office:value-type="string">
            <text:p text:style-name="P7"><text:placeholder text:placeholder-type="text">&lt;o.disc_goods or ""&gt;</text:placeholder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  <table:table-cell table:style-name="Table1.A1" office:value-type="string">
            <text:p text:style-name="P15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3"><text:placeholder text:placeholder-type="text">&lt;get_rate_kgs(line.price_unit or '')&gt;</text:placeholder>/KG</text:p>
          </table:table-cell>
          <table:covered-table-cell/>
          <table:table-cell table:style-name="Table1.A1" office:value-type="string">
            <text:p text:style-name="P3"><text:placeholder text:placeholder-type="text">&lt;s_tot(line.price_subtotal)&gt;</text:placeholder></text:p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6"/>
          </table:table-cell>
          <table:table-cell table:style-name="Table1.B10" table:number-columns-spanned="2">
            <text:p text:style-name="P1"/>
          </table:table-cell>
          <table:covered-table-cell/>
          <table:table-cell table:style-name="Table1.G11">
            <text:p text:style-name="P1"/>
          </table:table-cell>
        </table:table-row>
        <table:table-row>
          <table:table-cell table:style-name="Table1.A1" table:number-columns-spanned="7" office:value-type="string">
            <text:p text:style-name="P12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8"/>
            <text:p text:style-name="P12"><text:s text:c="5"/><text:placeholder text:placeholder-type="text">&lt;(amount_to_text(get_total_amount(o.invoice_line, o.insurance))).upper() or ''&gt;</text:placeholder></text:p>
            <text:p text:style-name="P12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G11" table:number-columns-spanned="2" office:value-type="float" office:value="0">
            <text:p text:style-name="P11"/>
            <text:p text:style-name="P9"><text:placeholder text:placeholder-type="text">&lt;get_total_kgs(o.invoice_line, o.insurance)&gt;</text:placeholder>/KGS</text:p>
          </table:table-cell>
          <table:covered-table-cell/>
          <table:table-cell table:style-name="Table1.G11" office:value-type="float" office:value="0">
            <text:p text:style-name="P9"><text:line-break/><text:placeholder text:placeholder-type="text" text:description="get_total_amount(o.invoice_line, o.insurance)">&lt;get_total_amount(o.invoice_line, o.insurance)&gt;</text:placeholder>0</text:p>
          </table:table-cell>
        </table:table-row>
        <table:table-row table:style-name="Table1.14">
          <table:table-cell table:style-name="Table1.A1" table:number-columns-spanned="7" office:value-type="string">
            <text:p text:style-name="P12"/>
            <text:p text:style-name="P12"><text:s text:c="16"/><text:placeholder text:placeholder-type="text">&lt;o.epcg_no&gt;</text:placeholder> </text:p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14">
          <table:table-cell table:style-name="Table1.A1" table:number-columns-spanned="7" office:value-type="string">
            <text:p text:style-name="P12"><text:s text:c="15"/><text:placeholder text:placeholder-type="text">&lt;o.agency_comm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594cm" style:type="center"/>
          <style:tab-stop style:position="21.1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7-16T16:59:53</dc:date>
    <meta:editing-duration>PT15H47M48S</meta:editing-duration>
    <meta:editing-cycles>334</meta:editing-cycles>
    <meta:generator>LibreOffice/3.5$Linux_x86 LibreOffice_project/350m1$Build-2</meta:generator>
    <dc:creator>Dev127 </dc:creator>
    <meta:document-statistic meta:table-count="1" meta:image-count="0" meta:object-count="0" meta:page-count="2" meta:paragraph-count="39" meta:word-count="124" meta:character-count="1531" meta:non-whitespace-character-count="1274"/>
  </office:meta>
</office:document-meta>
</file>